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ListParagraph" style:list-style-name="LFO1" style:family="paragraph">
      <style:text-properties style:font-name="Arial" fo:font-weight="bold" style:font-weight-asian="bold" style:font-weight-complex="bold"/>
    </style:style>
    <style:style style:name="P4" style:parent-style-name="ListParagraph" style:family="paragraph">
      <style:text-properties style:font-name="Arial"/>
    </style:style>
    <style:style style:name="P5" style:parent-style-name="ListParagraph" style:family="paragraph">
      <style:text-properties style:font-name="Arial"/>
    </style:style>
    <style:style style:name="P6" style:parent-style-name="ListParagraph" style:family="paragraph">
      <style:text-properties style:font-name="Arial"/>
    </style:style>
    <style:style style:name="P7" style:parent-style-name="ListParagraph" style:list-style-name="LFO1" style:family="paragraph">
      <style:text-properties style:font-name="Arial" fo:font-weight="bold" style:font-weight-asian="bold" style:font-weight-complex="bold"/>
    </style:style>
    <style:style style:name="P8" style:parent-style-name="ListParagraph" style:family="paragraph">
      <style:text-properties style:font-name="Arial"/>
    </style:style>
    <style:style style:name="P9" style:parent-style-name="ListParagraph" style:family="paragraph">
      <style:text-properties style:font-name="Arial"/>
    </style:style>
    <style:style style:name="P10" style:parent-style-name="ListParagraph" style:family="paragraph">
      <style:text-properties style:font-name="Arial"/>
    </style:style>
    <style:style style:name="P11" style:parent-style-name="ListParagraph" style:list-style-name="LFO1" style:family="paragraph">
      <style:text-properties style:font-name="Arial" fo:font-weight="bold" style:font-weight-asian="bold" style:font-weight-complex="bold"/>
    </style:style>
    <style:style style:name="P12" style:parent-style-name="ListParagraph" style:family="paragraph">
      <style:text-properties style:font-name="Arial"/>
    </style:style>
    <style:style style:name="P13" style:parent-style-name="ListParagraph" style:family="paragraph">
      <style:text-properties style:font-name="Arial"/>
    </style:style>
    <style:style style:name="P14" style:parent-style-name="ListParagraph" style:list-style-name="LFO1" style:family="paragraph">
      <style:text-properties style:font-name="Arial" fo:font-weight="bold" style:font-weight-asian="bold" style:font-weight-complex="bold"/>
    </style:style>
    <style:style style:name="P15" style:parent-style-name="ListParagraph" style:family="paragraph">
      <style:text-properties style:font-name="Arial"/>
    </style:style>
    <style:style style:name="P16" style:parent-style-name="ListParagraph" style:family="paragraph">
      <style:text-properties style:font-name="Arial"/>
    </style:style>
    <style:style style:name="P17" style:parent-style-name="ListParagraph" style:list-style-name="LFO1" style:family="paragraph">
      <style:text-properties style:font-name="Arial" fo:font-weight="bold" style:font-weight-asian="bold" style:font-weight-complex="bold"/>
    </style:style>
    <style:style style:name="P18" style:parent-style-name="ListParagraph" style:family="paragraph">
      <style:text-properties style:font-name="Arial"/>
    </style:style>
    <style:style style:name="T19" style:parent-style-name="DefaultParagraphFont" style:family="text">
      <style:text-properties style:font-name="Arial"/>
    </style:style>
  </office:automatic-styles>
  <office:body>
    <office:text text:use-soft-page-breaks="true">
      <text:p text:style-name="P1">Learning Journal<text:s/></text:p>
      <text:p text:style-name="P2"/>
      <text:list text:style-name="LFO1" text:continue-numbering="true">
        <text:list-item>
          <text:p text:style-name="P3">Speedometer Tutorial 11/10/2022</text:p>
        </text:list-item>
      </text:list>
      <text:p text:style-name="P4">I had an error because my car wasn’t moving so I check objects that I had in my<text:s/>scene,<text:s/>and I found out because I used terrain not a plane for ground my car wasn’t moving so I change the ground to plane.</text:p>
      <text:p text:style-name="P5">My second error was the red arrow in the analogue for speedometer was turning from 180 to 0 not 0 to 180, because I didn’t put the min and max angles in the scripts in variable part.</text:p>
      <text:p text:style-name="P6"/>
      <text:list text:style-name="LFO1" text:continue-numbering="true">
        <text:list-item>
          <text:p text:style-name="P7">Shooting Bullets tutorial 18/10/2022</text:p>
        </text:list-item>
      </text:list>
      <text:p text:style-name="P8">I had error for shooting bullets, when I was clicking my mouse button nothing was happening and the reason for this error<text:s/>was,<text:s/>I didn’t remove the collider from cylinder.</text:p>
      <text:p text:style-name="P9">I removed the collider from the cylinder but still it wasn’t working so I checked my<text:s/>scripts,<text:s/>and the mistake was I had my destroy game object in void awake<text:s/>function,<text:s/>so I remove it and it was working<text:s/></text:p>
      <text:p text:style-name="P10"/>
      <text:list text:style-name="LFO1" text:continue-numbering="true">
        <text:list-item>
          <text:p text:style-name="P11">Teleporting<text:s/>an<text:s/>object from Point A to Point B Tutorial 3/11/2022</text:p>
        </text:list-item>
      </text:list>
      <text:p text:style-name="P12">Didn’t had any problems with this tutorial</text:p>
      <text:p text:style-name="P13"/>
      <text:list text:style-name="LFO1" text:continue-numbering="true">
        <text:list-item>
          <text:p text:style-name="P14">Flickering Lights 12/11/2022</text:p>
        </text:list-item>
      </text:list>
      <text:p text:style-name="P15">My light wasn’t working so I went, checked my<text:s/>scripts,<text:s/>and saw I didn’t put the exclamation mark<text:s/>before enabled, this line was about enable and disable the light<text:s/></text:p>
      <text:p text:style-name="P16"/>
      <text:list text:style-name="LFO1" text:continue-numbering="true">
        <text:list-item>
          <text:p text:style-name="P17">Package (Trigger, Keypad and door opening) 26/11/2002</text:p>
        </text:list-item>
      </text:list>
      <text:p text:style-name="P18">I had an error for the player movement that I had in my scene, I had rigidbody in scripts but in 3d Game I had rigidbody2d so I changed it to rigidbody and it worked well</text:p>
      <text:p text:style-name="ListParagraph"><text:span text:style-name="T19">I had error for keypad that was showing two number 1 I didn’t had number two on keypad screen, in the scripts, the part that was about the numbers for keypad I had two number 1 and I didn’t put the number two in the code so I changed 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nuga, Sina</meta:initial-creator>
    <dc:creator>Kanuga, Sina</dc:creator>
    <meta:creation-date>2022-12-15T06:44:00Z</meta:creation-date>
    <dc:date>2022-12-15T07:18:00Z</dc:date>
    <meta:template xlink:href="Normal" xlink:type="simple"/>
    <meta:editing-cycles>1</meta:editing-cycles>
    <meta:editing-duration>PT1980S</meta:editing-duration>
    <meta:document-statistic meta:page-count="1" meta:paragraph-count="3" meta:word-count="240" meta:character-count="1611" meta:row-count="11" meta:non-whitespace-character-count="1374"/>
  </office:meta>
</office:document-meta>
</file>